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83caff" draw:textarea-horizontal-align="justify" draw:textarea-vertical-align="middle" draw:auto-grow-height="false" fo:min-height="2.561cm" fo:min-width="9.518cm"/>
    </style:style>
    <style:style style:name="gr2" style:family="graphic" style:parent-style-name="standard">
      <style:graphic-properties draw:fill-color="#83caff" draw:textarea-horizontal-align="justify" draw:textarea-vertical-align="middle" draw:auto-grow-height="false" fo:min-height="2.544cm" fo:min-width="11.692cm"/>
    </style:style>
    <style:style style:name="gr3" style:family="graphic" style:parent-style-name="standard">
      <style:graphic-properties svg:stroke-color="#333333" draw:fill-color="#eeeeee" draw:textarea-horizontal-align="justify" draw:textarea-vertical-align="middle" draw:auto-grow-height="false" fo:min-height="1.815cm" fo:min-width="2.34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83caff" draw:textarea-horizontal-align="justify" draw:textarea-vertical-align="middle" draw:auto-grow-height="false" fo:min-height="1.274cm" fo:min-width="4.326cm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2.037cm" fo:min-width="1.0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standard">
      <style:graphic-properties draw:fill-color="#83caff" draw:textarea-horizontal-align="justify" draw:textarea-vertical-align="middle" draw:auto-grow-height="false" fo:min-height="1.782cm" fo:min-width="5.088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6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5.748cm" fo:min-width="22.226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1.365cm" fo:min-width="3.44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83ca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83caff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fo:font-size="12pt"/>
    </style:style>
    <style:style style:name="P11" style:family="paragraph">
      <style:text-properties fo:font-size="12pt"/>
    </style:style>
    <style:style style:name="P12" style:family="paragraph">
      <style:paragraph-properties fo:text-align="center"/>
      <style:text-properties fo:font-size="12pt" fo:font-style="normal"/>
    </style:style>
    <style:style style:name="P13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4" style:family="paragraph">
      <style:paragraph-properties fo:text-align="center"/>
      <style:text-properties fo:font-size="12pt"/>
    </style:style>
    <style:style style:name="P15" style:family="paragraph">
      <loext:graphic-properties draw:fill="none" draw:fill-color="#ffffff"/>
      <style:paragraph-properties fo:text-align="center"/>
      <style:text-properties fo:font-size="12pt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ffffff"/>
    </style:style>
    <style:style style:name="T1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3pt" style:text-underline-style="solid" style:text-underline-width="auto" style:text-und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10.018cm" svg:height="2.811cm" svg:x="9.33cm" svg:y="6.5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2.192cm" svg:height="2.794cm" svg:x="11.078cm" svg:y="11.706cm">
          <text:p text:style-name="P2">Mesos Clust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842cm" svg:height="3.302cm" svg:x="20.174cm" svg:y="6.064cm">
          <text:p text:style-name="P2">Docker</text:p>
          <text:p text:style-name="P2">Regist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5" draw:layer="layout" svg:x1="21.592cm" svg:y1="9.42cm" svg:x2="21.544cm" svg:y2="11.706cm">
          <text:p/>
        </draw:line>
        <draw:custom-shape draw:style-name="gr5" draw:text-style-name="P3" xml:id="id5" draw:id="id5" draw:layer="layout" svg:width="4.826cm" svg:height="1.524cm" svg:x="9.726cm" svg:y="7.142cm">
          <text:p text:style-name="P2">Marath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032cm" svg:height="2.794cm" svg:x="3.926cm" svg:y="6.542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" draw:text-style-name="P6" draw:layer="layout" svg:width="3.144cm" svg:height="0.962cm" svg:x="3.373cm" svg:y="9.39cm">
          <draw:text-box>
            <text:p>HA Proxy</text:p>
          </draw:text-box>
        </draw:frame>
        <draw:line draw:style-name="gr4" draw:text-style-name="P5" draw:layer="layout" svg:x1="6.212cm" svg:y1="7.904cm" svg:x2="9.33cm" svg:y2="7.924cm">
          <text:p/>
        </draw:line>
        <draw:custom-shape draw:style-name="gr8" draw:text-style-name="P3" draw:layer="layout" svg:width="1.016cm" svg:height="1.016cm" svg:x="4.682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5.698cm" svg:y="11.3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6.714cm" svg:y="12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5.036cm" svg:y="13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016cm" svg:height="1.016cm" svg:x="6.306cm" svg:y="13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9cm" svg:height="0.962cm" svg:x="4.455cm" svg:y="14.624cm">
          <draw:text-box>
            <text:p>Zookeeper</text:p>
          </draw:text-box>
        </draw:frame>
        <draw:custom-shape draw:style-name="gr10" draw:text-style-name="P3" xml:id="id1" draw:id="id1" draw:layer="layout" svg:width="5.588cm" svg:height="2.032cm" svg:x="14.41cm" svg:y="17.632cm">
          <text:p text:style-name="P2"><text:span text:style-name="T1">Spark CLI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8.327cm" svg:y1="13.09cm" svg:x2="10.702cm" svg:y2="13.119cm" svg:d="M8327 13090l2375 29" svg:viewBox="0 0 2376 30">
          <text:p/>
        </draw:connector>
        <draw:connector draw:style-name="gr11" draw:text-style-name="P5" draw:layer="layout" draw:type="line" svg:x1="17.204cm" svg:y1="17.632cm" svg:x2="17.174cm" svg:y2="14.5cm" draw:start-shape="id1" draw:start-glue-point="0" draw:end-shape="id2" draw:end-glue-point="2" svg:d="M17204 17632l-30-3132" svg:viewBox="0 0 31 3133">
          <text:p/>
        </draw:connector>
        <draw:custom-shape draw:style-name="gr6" draw:text-style-name="P3" xml:id="id4" draw:id="id4" draw:layer="layout" svg:width="2.032cm" svg:height="2.794cm" svg:x="3.992cm" svg:y="2.6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2" draw:text-style-name="P8" draw:layer="layout" svg:width="3.741cm" svg:height="0.962cm" svg:x="3.23cm" svg:y="0.801cm">
          <draw:text-box>
            <text:p text:style-name="P7">DSRA DNS</text:p>
          </draw:text-box>
        </draw:frame>
        <draw:custom-shape draw:style-name="gr6" draw:text-style-name="P3" xml:id="id3" draw:id="id3" draw:layer="layout" svg:width="2.032cm" svg:height="2.794cm" svg:x="11.146cm" svg:y="2.6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13" draw:text-style-name="P8" draw:layer="layout" svg:width="4.312cm" svg:height="0.962cm" svg:x="10.03cm" svg:y="0.786cm">
          <draw:text-box>
            <text:p text:style-name="P7"><text:span text:style-name="T2">MESOS DNS</text:span></text:p>
          </draw:text-box>
        </draw:frame>
        <draw:connector draw:style-name="gr4" draw:text-style-name="P5" draw:layer="layout" draw:type="line" svg:x1="11.146cm" svg:y1="4.075cm" svg:x2="6.024cm" svg:y2="4.075cm" draw:start-shape="id3" draw:start-glue-point="3" draw:end-shape="id4" svg:d="M11146 4075h-5122" svg:viewBox="0 0 5123 1">
          <text:p/>
        </draw:connector>
        <draw:frame draw:style-name="gr14" draw:text-style-name="P9" draw:layer="layout" svg:width="3.575cm" svg:height="0.763cm" svg:x="19.812cm" svg:y="4.5cm">
          <draw:text-box>
            <text:p text:style-name="P7"><text:span text:style-name="T3">Docker Images</text:span></text:p>
          </draw:text-box>
        </draw:frame>
        <draw:connector draw:style-name="gr11" draw:text-style-name="P5" draw:layer="layout" draw:type="lines" svg:x1="12.162cm" svg:y1="5.472cm" svg:x2="12.139cm" svg:y2="7.142cm" draw:start-shape="id3" draw:start-glue-point="2" draw:end-shape="id5" svg:d="M12162 5472v502l-23 667v501" svg:viewBox="0 0 24 1671">
          <text:p/>
        </draw:connector>
        <draw:frame draw:style-name="gr15" draw:text-style-name="P10" draw:layer="layout" svg:width="4.215cm" svg:height="0.729cm" svg:x="19.479cm" svg:y="5.263cm">
          <draw:text-box>
            <text:p><text:span text:style-name="T4">hub.dsra.local:5000</text:span></text:p>
          </draw:text-box>
        </draw:frame>
        <draw:custom-shape draw:style-name="gr16" draw:text-style-name="P5" draw:layer="layout" svg:width="22.726cm" svg:height="15.998cm" svg:x="1.316cm" svg:y="0.6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947cm" svg:height="1.615cm" svg:x="15.012cm" svg:y="7.117cm">
          <text:p text:style-name="P2">Mesos UI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draw:type="line" svg:x1="14.339cm" svg:y1="9.33cm" svg:x2="14.317cm" svg:y2="11.662cm" draw:start-shape="id6" draw:start-glue-point="2" svg:d="M14339 9330l-22 2332" svg:viewBox="0 0 23 2333">
          <text:p/>
        </draw:connector>
        <draw:frame draw:style-name="gr18" draw:text-style-name="P10" draw:layer="layout" svg:width="2.415cm" svg:height="0.729cm" svg:x="10.975cm" svg:y="8.666cm">
          <draw:text-box>
            <text:p text:style-name="P11">marathon/</text:p>
          </draw:text-box>
        </draw:frame>
        <draw:frame draw:style-name="gr18" draw:text-style-name="P10" draw:layer="layout" svg:width="1.869cm" svg:height="0.729cm" svg:x="16.099cm" svg:y="8.732cm">
          <draw:text-box>
            <text:p text:style-name="P11">mesos/</text:p>
          </draw:text-box>
        </draw:frame>
        <draw:frame draw:style-name="gr18" draw:text-style-name="P13" draw:layer="layout" svg:width="4.773cm" svg:height="1.207cm" svg:x="9.83cm" svg:y="1.563cm">
          <draw:text-box>
            <text:p text:style-name="P12">10.105.255.249</text:p>
            <text:p text:style-name="P12">search domain: mesos</text:p>
          </draw:text-box>
        </draw:frame>
        <draw:frame draw:style-name="gr19" draw:text-style-name="P15" draw:layer="layout" svg:width="6.01cm" svg:height="1.207cm" svg:x="2.13cm" svg:y="1.563cm">
          <draw:text-box>
            <text:p text:style-name="P14">10.105.255.250</text:p>
            <text:p text:style-name="P14">search domain: dsra.local</text:p>
          </draw:text-box>
        </draw:frame>
        <draw:frame draw:style-name="gr18" draw:text-style-name="P17" draw:layer="layout" svg:width="10.061cm" svg:height="0.729cm" svg:x="12.17cm" svg:y="13.532cm">
          <draw:text-box>
            <text:p text:style-name="P16">master servers: 10.105.0.3, 10.105.0.5, 10.105.0.7</text:p>
          </draw:text-box>
        </draw:frame>
        <draw:frame draw:style-name="gr18" draw:text-style-name="P10" draw:layer="layout" svg:width="3.465cm" svg:height="0.729cm" svg:x="3.152cm" svg:y="10.152cm">
          <draw:text-box>
            <text:p text:style-name="P11">10.105.255.249</text:p>
          </draw:text-box>
        </draw:frame>
        <draw:frame draw:style-name="gr18" draw:text-style-name="P15" draw:layer="layout" svg:width="7.14cm" svg:height="1.207cm" svg:x="2.624cm" svg:y="15.41cm">
          <draw:text-box>
            <text:p text:style-name="P14">10.105.0.1, 10.105.0.3, 10.105.0.5 </text:p>
            <text:p text:style-name="P14">10.105.0.7, 10.105.0.9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09-16T09:04:26.510480581</dc:date>
    <meta:editing-duration>PT36M20S</meta:editing-duration>
    <meta:editing-cycles>5</meta:editing-cycles>
    <meta:generator>LibreOffice/4.4.3.2$Linux_X86_64 LibreOffice_project/40m0$Build-2</meta:generator>
    <meta:document-statistic meta:object-count="58"/>
  </office:meta>
</office:document-meta>
</file>